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style:font-name-asian="Arial1" style:font-name-complex="Arial1"/>
    </style:style>
    <style:style style:name="P6" style:family="paragraph" style:parent-style-name="Standard">
      <style:text-properties fo:color="#ce181e" style:font-name="Arial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6">C) Hello World</text:p>
      <text:p text:style-name="P1">D) Compilation Fails</text:p>
      <text:p text:style-name="P1"/>
      <text:p text:style-name="P1"/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1">B) IDEAL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1"><text:soft-page-break/>B) HellotestWorld</text:p>
      <text:p text:style-name="P1"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1">B) 3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1">A) Good Morning</text:p>
      <text:p text:style-name="P1">B) Good Morning Hello</text:p>
      <text:p text:style-name="P1">C) Compilation fails</text:p>
      <text:p text:style-name="P1">D) runtime error</text:p>
      <text:p text:style-name="P1"/>
      <text:p text:style-name="P1"/>
      <text:p text:style-name="P2"><text:soft-page-break/>6. What is the output of the below code:</text:p>
      <text:p text:style-name="P2"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1">A) dooG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System.out.println(5+4+"String"+7+1);</text:p>
      <text:p text:style-name="P2">}}</text:p>
      <text:p text:style-name="P1">A) 54String71</text:p>
      <text:p text:style-name="P1">B) 9String8</text:p>
      <text:p text:style-name="P1">C) 9String71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<text:soft-page-break/>str.addAtIndex(5,"test");</text:p>
      <text:p text:style-name="P2">}</text:p>
      <text:p text:style-name="P2">}</text:p>
      <text:p text:style-name="P1">A) HellotestWorld</text:p>
      <text:p text:style-name="P1">B) Hellotest</text:p>
      <text:p text:style-name="P1">C) Compilation fails</text:p>
      <text:p text:style-name="P1">D) runtime error</text:p>
      <text:p text:style-name="P1"/>
      <text:p text:style-name="P1"/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1"><text:soft-page-break/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compile time error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A,C,D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1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<text:soft-page-break/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1">C) Infinity</text:p>
      <text:p text:style-name="P1">D) Exception Error</text:p>
      <text:p text:style-name="P1"/>
      <text:p text:style-name="P1"/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/text:p>
      <text:p text:style-name="P1">A) Welcome John</text:p>
      <text:p text:style-name="P1">B) null</text:p>
      <text:p text:style-name="P1">C) Compilation fails</text:p>
      <text:p text:style-name="P1">D) OurCreatedException thrown at run time</text:p>
      <text:p text:style-name="P1"/>
      <text:p text:style-name="P1"/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1">B) ClassCastException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1">B) Hello</text:p>
      <text:p text:style-name="P1">C) ArithmeticException</text:p>
      <text:p text:style-name="P1"><text:soft-page-break/>D) Compilation fails</text:p>
      <text:p text:style-name="P1"/>
      <text:p text:style-name="P1"/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NegativeArraySizeException</text:p>
      <text:p text:style-name="P1">B) ArrayIndexOutOfBoundsException</text:p>
      <text:p text:style-name="P1">C) 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<text:soft-page-break/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1">E) E</text:p>
      <text:p text:style-name="P1"/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/text:p>
      <text:p text:style-name="P1"><text:soft-page-break/>A) create directory "test" and a file name as "test.txt</text:p>
      <text:p text:style-name="P1">B) java.io.IOException</text:p>
      <text:p text:style-name="P1">C) Compile with error</text:p>
      <text:p text:style-name="P1"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1">d)All of the above</text:p>
      <text:p text:style-name="P1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1"/>
      <text:p text:style-name="P1"/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/text:p>
      <text:p text:style-name="P2"><text:soft-page-break/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/text:p>
      <text:p text:style-name="P1">a) Error</text:p>
      <text:p text:style-name="P1">b) Hello</text:p>
      <text:p text:style-name="P1">c) 36</text:p>
      <text:p text:style-name="P1">d) Hello 36</text:p>
      <text:p text:style-name="P1"/>
      <text:p text:style-name="P1"/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<text:soft-page-break/>System.out.print(i.next() + " ");</text:p>
      <text:p text:style-name="P2">}</text:p>
      <text:p text:style-name="P2">}</text:p>
      <text:p text:style-name="P1">a) 2 8 5 1</text:p>
      <text:p text:style-name="P1">b) 1 5 8 2</text:p>
      <text:p text:style-name="P1">c) 1 2 5 8</text:p>
      <text:p text:style-name="P1">d) 2 1 8 5</text:p>
      <text:p text:style-name="P1"/>
      <text:p text:style-name="P1"/>
      <text:p text:style-name="P2">23. What is the output of this program?</text:p>
      <text:p text:style-name="P2"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1">a) {0, 1, 3, 4}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6T18:43:57.559902114</dc:date>
    <meta:editing-duration>PT16S</meta:editing-duration>
    <meta:editing-cycles>1</meta:editing-cycles>
    <meta:document-statistic meta:table-count="0" meta:image-count="0" meta:object-count="0" meta:page-count="12" meta:paragraph-count="324" meta:word-count="1148" meta:character-count="7204" meta:non-whitespace-character-count="6379"/>
  </office:meta>
</office:document-meta>
</file>